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GA JIMENEZ EVA JULIE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51912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84641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EGA JIMENEZ EVA JULIET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5191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8464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51912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403867</text:p>
          </table:table-cell>
          <table:table-cell table:style-name="Tabla2.D3" office:value-type="string">
            <text:p text:style-name="P23">54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2:04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